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Nachlieli CLM2" svg:font-family="'Nachlieli CLM'"/>
    <style:font-face style:name="Monospace1" svg:font-family="Monospace"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OpenSymbol1"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57de717" officeooo:paragraph-rsid="0580b830"/>
    </style:style>
    <style:style style:name="P4" style:family="paragraph" style:parent-style-name="Text_20_body">
      <style:text-properties officeooo:rsid="057de717" officeooo:paragraph-rsid="0585b304"/>
    </style:style>
    <style:style style:name="P5" style:family="paragraph" style:parent-style-name="Text_20_body">
      <style:text-properties officeooo:rsid="0592d04b" officeooo:paragraph-rsid="0592d04b"/>
    </style:style>
    <style:style style:name="P6" style:family="paragraph" style:parent-style-name="Text_20_body">
      <style:paragraph-properties fo:line-height="100%"/>
      <style:text-properties officeooo:rsid="04af6545" officeooo:paragraph-rsid="04af6545"/>
    </style:style>
    <style:style style:name="P7" style:family="paragraph" style:parent-style-name="Text_20_body">
      <style:text-properties officeooo:rsid="04af6545" officeooo:paragraph-rsid="059c065b"/>
    </style:style>
    <style:style style:name="P8" style:family="paragraph" style:parent-style-name="Text_20_body">
      <style:text-properties officeooo:rsid="0559ea0a" officeooo:paragraph-rsid="05867513"/>
    </style:style>
    <style:style style:name="P9" style:family="paragraph" style:parent-style-name="Text_20_body">
      <style:text-properties style:font-name="David CLM" officeooo:rsid="05a7e788" officeooo:paragraph-rsid="05ada7df" style:font-name-complex="David CLM"/>
    </style:style>
    <style:style style:name="P10" style:family="paragraph" style:parent-style-name="Text_20_body">
      <style:text-properties style:font-name="David CLM" officeooo:rsid="05be1fb1" officeooo:paragraph-rsid="05be1fb1" style:font-name-complex="David CLM"/>
    </style:style>
    <style:style style:name="P11" style:family="paragraph" style:parent-style-name="Text_20_body">
      <style:text-properties officeooo:paragraph-rsid="05953b78"/>
    </style:style>
    <style:style style:name="P12" style:family="paragraph" style:parent-style-name="Text_20_body">
      <style:text-properties officeooo:paragraph-rsid="05cbe994"/>
    </style:style>
    <style:style style:name="P13" style:family="paragraph" style:parent-style-name="Text_20_body">
      <style:text-properties officeooo:paragraph-rsid="05cd8485"/>
    </style:style>
    <style:style style:name="P14" style:family="paragraph" style:parent-style-name="Text_20_body">
      <style:text-properties officeooo:paragraph-rsid="05ce8ca5"/>
    </style:style>
    <style:style style:name="P15" style:family="paragraph" style:parent-style-name="Heading_20_2">
      <style:paragraph-properties fo:text-align="end" style:justify-single-word="false" style:writing-mode="rl-tb"/>
      <style:text-properties officeooo:paragraph-rsid="05a1ce51"/>
    </style:style>
    <style:style style:name="P16" style:family="paragraph" style:parent-style-name="Heading_20_2">
      <style:paragraph-properties fo:text-align="end" style:justify-single-word="false" style:writing-mode="rl-tb"/>
      <style:text-properties officeooo:paragraph-rsid="05c6bb9f"/>
    </style:style>
    <style:style style:name="P17" style:family="paragraph" style:parent-style-name="Text_20_body">
      <style:paragraph-properties fo:text-align="end" style:justify-single-word="false" style:writing-mode="rl-tb"/>
      <style:text-properties officeooo:paragraph-rsid="05d012c9"/>
    </style:style>
    <style:style style:name="P18" style:family="paragraph" style:parent-style-name="Text_20_body">
      <style:paragraph-properties fo:text-align="end" style:justify-single-word="false" style:writing-mode="rl-tb"/>
      <style:text-properties officeooo:paragraph-rsid="05dcd111"/>
    </style:style>
    <style:style style:name="P19" style:family="paragraph" style:parent-style-name="Text_20_body">
      <style:paragraph-properties fo:text-align="end" style:justify-single-word="false" style:writing-mode="rl-tb"/>
      <style:text-properties officeooo:paragraph-rsid="05ddc49b"/>
    </style:style>
    <style:style style:name="P20" style:family="paragraph" style:parent-style-name="Text_20_body">
      <style:paragraph-properties fo:text-align="end" style:justify-single-word="false" style:writing-mode="rl-tb"/>
      <style:text-properties officeooo:rsid="05b55798" officeooo:paragraph-rsid="05c6bb9f"/>
    </style:style>
    <style:style style:name="P21" style:family="paragraph" style:parent-style-name="Text_20_body">
      <style:paragraph-properties fo:text-align="end" style:justify-single-word="false" style:writing-mode="rl-tb"/>
      <style:text-properties officeooo:rsid="05b55798" officeooo:paragraph-rsid="05d012c9"/>
    </style:style>
    <style:style style:name="P22" style:family="paragraph" style:parent-style-name="Text_20_body">
      <style:paragraph-properties fo:text-align="end" style:justify-single-word="false" style:writing-mode="rl-tb"/>
      <style:text-properties officeooo:rsid="05b72671" officeooo:paragraph-rsid="05c6bb9f"/>
    </style:style>
    <style:style style:name="P23" style:family="paragraph" style:parent-style-name="Heading_20_2">
      <style:text-properties officeooo:paragraph-rsid="05dcd111"/>
    </style:style>
    <style:style style:name="P24" style:family="paragraph" style:parent-style-name="Standard">
      <style:text-properties officeooo:paragraph-rsid="05cd8485"/>
    </style:style>
    <style:style style:name="P25" style:family="paragraph" style:parent-style-name="Text_20_body">
      <style:paragraph-properties fo:text-align="start" style:justify-single-word="false" style:writing-mode="lr-tb"/>
      <style:text-properties officeooo:rsid="05b43595" officeooo:paragraph-rsid="05c6bb9f"/>
    </style:style>
    <style:style style:name="P26" style:family="paragraph" style:parent-style-name="Text_20_body">
      <style:paragraph-properties fo:text-align="start" style:justify-single-word="false" style:writing-mode="lr-tb"/>
      <style:text-properties officeooo:rsid="05b43595" officeooo:paragraph-rsid="05cd8485"/>
    </style:style>
    <style:style style:name="P27" style:family="paragraph" style:parent-style-name="Text_20_body">
      <style:paragraph-properties fo:text-align="start" style:justify-single-word="false" style:writing-mode="lr-tb"/>
      <style:text-properties officeooo:paragraph-rsid="05cd8485"/>
    </style:style>
    <style:style style:name="P28" style:family="paragraph" style:parent-style-name="Text_20_body">
      <style:paragraph-properties fo:text-align="start" style:justify-single-word="false" style:writing-mode="lr-tb"/>
      <style:text-properties officeooo:rsid="05b72671" officeooo:paragraph-rsid="05c6bb9f"/>
    </style:style>
    <style:style style:name="P29" style:family="paragraph" style:parent-style-name="Heading_20_1">
      <style:paragraph-properties fo:line-height="100%"/>
      <style:text-properties officeooo:rsid="04af6545" officeooo:paragraph-rsid="04af6545"/>
    </style:style>
    <style:style style:name="P30" style:family="paragraph" style:parent-style-name="Heading_20_2">
      <style:text-properties officeooo:paragraph-rsid="05eb1d9f"/>
    </style:style>
    <style:style style:name="P31" style:family="paragraph" style:parent-style-name="Heading_20_2">
      <style:text-properties officeooo:paragraph-rsid="05efa249"/>
    </style:style>
    <style:style style:name="P32" style:family="paragraph" style:parent-style-name="Heading_20_2">
      <style:paragraph-properties fo:text-align="end" style:justify-single-word="false" style:writing-mode="rl-tb"/>
      <style:text-properties officeooo:paragraph-rsid="0592d04b"/>
    </style:style>
    <style:style style:name="P33" style:family="paragraph" style:parent-style-name="Text_20_body">
      <style:paragraph-properties fo:text-align="center" style:justify-single-word="false"/>
      <style:text-properties officeooo:paragraph-rsid="05efa249"/>
    </style:style>
    <style:style style:name="P34" style:family="paragraph" style:parent-style-name="Text_20_body" style:list-style-name="L3">
      <style:text-properties officeooo:paragraph-rsid="05efa249"/>
    </style:style>
    <style:style style:name="P35" style:family="paragraph" style:parent-style-name="Text_20_body" style:list-style-name="L3">
      <style:text-properties officeooo:rsid="056f4007" officeooo:paragraph-rsid="05efa249"/>
    </style:style>
    <style:style style:name="P36" style:family="paragraph" style:parent-style-name="Text_20_body">
      <style:text-properties officeooo:rsid="057087f4" officeooo:paragraph-rsid="05efa249"/>
    </style:style>
    <style:style style:name="P37" style:family="paragraph" style:parent-style-name="Text_20_body">
      <style:text-properties officeooo:paragraph-rsid="05efa249"/>
    </style:style>
    <style:style style:name="P38" style:family="paragraph" style:parent-style-name="Text_20_body">
      <style:text-properties officeooo:paragraph-rsid="05867513"/>
    </style:style>
    <style:style style:name="P39" style:family="paragraph" style:parent-style-name="Text_20_body">
      <style:paragraph-properties fo:text-align="end" style:justify-single-word="false" style:writing-mode="rl-tb"/>
      <style:text-properties officeooo:paragraph-rsid="05e2672d"/>
    </style:style>
    <style:style style:name="P40" style:family="paragraph" style:parent-style-name="Text_20_body">
      <style:paragraph-properties fo:text-align="end" style:justify-single-word="false" style:writing-mode="rl-tb"/>
      <style:text-properties officeooo:paragraph-rsid="05eb1d9f"/>
    </style:style>
    <style:style style:name="P41" style:family="paragraph" style:parent-style-name="Text_20_body">
      <style:paragraph-properties fo:text-align="end" style:justify-single-word="false" style:writing-mode="rl-tb"/>
      <style:text-properties officeooo:paragraph-rsid="05eb77bb"/>
    </style:style>
    <style:style style:name="P42" style:family="paragraph" style:parent-style-name="Text_20_body" style:list-style-name="L1">
      <style:paragraph-properties fo:text-align="end" style:justify-single-word="false" style:writing-mode="rl-tb"/>
      <style:text-properties style:font-name="Monospace" officeooo:rsid="05ddc49b" officeooo:paragraph-rsid="05ddc49b" style:font-size-asian="10.5pt" style:font-name-complex="David CLM1" style:font-weight-complex="normal"/>
    </style:style>
    <style:style style:name="P43" style:family="paragraph" style:parent-style-name="Text_20_body">
      <style:paragraph-properties fo:text-align="end" style:justify-single-word="false" style:writing-mode="rl-tb"/>
      <style:text-properties style:font-name="Monospace" officeooo:rsid="05ddc49b" officeooo:paragraph-rsid="05ddc49b" style:font-size-asian="10.5pt" style:font-name-complex="David CLM1" style:font-weight-complex="normal"/>
    </style:style>
    <style:style style:name="P44" style:family="paragraph" style:parent-style-name="Text_20_body">
      <style:paragraph-properties fo:text-align="end" style:justify-single-word="false" style:writing-mode="rl-tb"/>
      <style:text-properties officeooo:rsid="05e2672d" officeooo:paragraph-rsid="05e2672d"/>
    </style:style>
    <style:style style:name="P45" style:family="paragraph" style:parent-style-name="Text_20_body">
      <style:paragraph-properties fo:text-align="end" style:justify-single-word="false" style:writing-mode="rl-tb"/>
      <style:text-properties officeooo:rsid="05e2672d" officeooo:paragraph-rsid="05e4a4fc"/>
    </style:style>
    <style:style style:name="P46" style:family="paragraph" style:parent-style-name="Text_20_body">
      <style:paragraph-properties fo:text-align="end" style:justify-single-word="false" style:writing-mode="rl-tb"/>
      <style:text-properties officeooo:rsid="05e4a4fc" officeooo:paragraph-rsid="05e4a4fc"/>
    </style:style>
    <style:style style:name="P47" style:family="paragraph" style:parent-style-name="Text_20_body">
      <style:paragraph-properties fo:text-align="end" style:justify-single-word="false" style:writing-mode="rl-tb"/>
      <style:text-properties fo:font-weight="normal" officeooo:rsid="05eb1d9f" officeooo:paragraph-rsid="05eb1d9f" style:font-weight-asian="normal" style:font-weight-complex="normal"/>
    </style:style>
    <style:style style:name="P48" style:family="paragraph" style:parent-style-name="Text_20_body">
      <style:paragraph-properties fo:text-align="end" style:justify-single-word="false" style:writing-mode="rl-tb"/>
      <style:text-properties officeooo:rsid="05de1f54" officeooo:paragraph-rsid="05eca757"/>
    </style:style>
    <style:style style:name="P49" style:family="paragraph" style:parent-style-name="Text_20_body" style:list-style-name="L2">
      <style:paragraph-properties fo:text-align="start" style:justify-single-word="false" style:writing-mode="lr-tb"/>
      <style:text-properties style:font-name="Monospace" officeooo:rsid="05ddc49b" officeooo:paragraph-rsid="05ddc49b" style:font-size-asian="10.5pt" style:font-name-complex="David CLM1" style:font-weight-complex="normal"/>
    </style:style>
    <style:style style:name="P50" style:family="paragraph" style:parent-style-name="Text_20_body">
      <style:paragraph-properties fo:text-align="start" style:justify-single-word="false" style:writing-mode="lr-tb"/>
      <style:text-properties style:font-name="Monospace" officeooo:rsid="05b43595" officeooo:paragraph-rsid="05cd8485" style:font-size-asian="10.5pt" style:font-name-complex="David CLM1" style:font-weight-complex="normal"/>
    </style:style>
    <style:style style:name="P51" style:family="paragraph" style:parent-style-name="Text_20_body">
      <style:paragraph-properties fo:text-align="start" style:justify-single-word="false" style:writing-mode="lr-tb"/>
      <style:text-properties officeooo:rsid="05b55798" officeooo:paragraph-rsid="05c6bb9f"/>
    </style:style>
    <style:style style:name="P52" style:family="paragraph" style:parent-style-name="Text_20_body">
      <style:paragraph-properties fo:text-align="start" style:justify-single-word="false" style:writing-mode="lr-tb"/>
      <style:text-properties officeooo:paragraph-rsid="05efa249"/>
    </style:style>
    <style:style style:name="P53" style:family="paragraph" style:parent-style-name="Text_20_body">
      <style:paragraph-properties fo:text-align="start" style:justify-single-word="false" style:writing-mode="lr-tb"/>
      <style:text-properties fo:font-weight="bold" officeooo:paragraph-rsid="05e2672d" style:font-weight-asian="bold" style:font-weight-complex="bold"/>
    </style:style>
    <style:style style:name="P54" style:family="paragraph" style:parent-style-name="Text_20_body">
      <style:paragraph-properties fo:line-height="100%" fo:text-align="start" style:justify-single-word="false" style:writing-mode="lr-tb"/>
      <style:text-properties officeooo:rsid="056f47ac" officeooo:paragraph-rsid="05efa249"/>
    </style:style>
    <style:style style:name="P55" style:family="paragraph" style:parent-style-name="Text_20_body">
      <style:paragraph-properties fo:text-align="center" style:justify-single-word="false" style:writing-mode="lr-tb"/>
      <style:text-properties style:font-name="Monospace1" officeooo:rsid="06f4f4f5" officeooo:paragraph-rsid="05efa249"/>
    </style:style>
    <style:style style:name="P56" style:family="paragraph" style:parent-style-name="Text_20_body">
      <style:paragraph-properties fo:text-align="center" style:justify-single-word="false" style:writing-mode="lr-tb"/>
      <style:text-properties style:text-position="0% 100%" style:font-name="Monospace1" officeooo:rsid="06e6f50b" officeooo:paragraph-rsid="05efa249" style:font-name-complex="David CLM"/>
    </style:style>
    <style:style style:name="T1" style:family="text">
      <style:text-properties officeooo:rsid="05226f8d"/>
    </style:style>
    <style:style style:name="T2" style:family="text">
      <style:text-properties officeooo:rsid="0552d90d"/>
    </style:style>
    <style:style style:name="T3" style:family="text">
      <style:text-properties officeooo:rsid="053d3269"/>
    </style:style>
    <style:style style:name="T4" style:family="text">
      <style:text-properties officeooo:rsid="05470a17"/>
    </style:style>
    <style:style style:name="T5" style:family="text">
      <style:text-properties fo:font-style="italic" style:font-style-asian="italic" style:font-style-complex="italic"/>
    </style:style>
    <style:style style:name="T6" style:family="text">
      <style:text-properties fo:font-style="italic" officeooo:rsid="05a8ffe8" style:font-style-asian="italic" style:font-style-complex="italic"/>
    </style:style>
    <style:style style:name="T7" style:family="text">
      <style:text-properties fo:font-style="italic" officeooo:rsid="05e2672d" style:font-style-asian="italic" style:font-style-complex="italic"/>
    </style:style>
    <style:style style:name="T8" style:family="text">
      <style:text-properties officeooo:rsid="057f763a"/>
    </style:style>
    <style:style style:name="T9" style:family="text">
      <style:text-properties officeooo:rsid="0580b830"/>
    </style:style>
    <style:style style:name="T10" style:family="text">
      <style:text-properties officeooo:rsid="05867513"/>
    </style:style>
    <style:style style:name="T11" style:family="text">
      <style:text-properties officeooo:rsid="0592d04b"/>
    </style:style>
    <style:style style:name="T12" style:family="text">
      <style:text-properties officeooo:rsid="05953b78"/>
    </style:style>
    <style:style style:name="T13" style:family="text">
      <style:text-properties officeooo:rsid="059c065b"/>
    </style:style>
    <style:style style:name="T14" style:family="text">
      <style:text-properties officeooo:rsid="05a30ee8"/>
    </style:style>
    <style:style style:name="T15" style:family="text">
      <style:text-properties officeooo:rsid="05a8ffe8"/>
    </style:style>
    <style:style style:name="T16" style:family="text">
      <style:text-properties officeooo:rsid="052623dc"/>
    </style:style>
    <style:style style:name="T17" style:family="text">
      <style:text-properties fo:color="#000000" loext:opacity="100%" style:font-name="Monospace" fo:font-size="12pt" fo:font-style="normal" fo:font-weight="normal" officeooo:rsid="05b43595" style:font-name-asian="Noto Sans CJK SC Regular" style:font-size-asian="12pt" style:font-style-asian="normal" style:font-weight-asian="normal" style:font-name-complex="Nachlieli CLM" style:font-size-complex="16pt" style:font-style-complex="normal" style:font-weight-complex="normal"/>
    </style:style>
    <style:style style:name="T18" style:family="text">
      <style:text-properties fo:color="#000000" loext:opacity="100%" style:font-name="Monospace" fo:font-size="12pt" fo:font-style="normal" fo:font-weight="normal" officeooo:rsid="05ba2bff" style:font-name-asian="Noto Sans CJK SC Regular" style:font-size-asian="12pt" style:font-style-asian="normal" style:font-weight-asian="normal" style:font-name-complex="Nachlieli CLM" style:font-size-complex="16pt" style:font-style-complex="normal" style:font-weight-complex="normal"/>
    </style:style>
    <style:style style:name="T19" style:family="text">
      <style:text-properties fo:color="#000000" loext:opacity="100%" style:font-name="Monospace" fo:font-size="12pt" fo:font-style="normal" fo:font-weight="normal" officeooo:rsid="05cd8485" style:font-name-asian="Noto Sans CJK SC Regular" style:font-size-asian="12pt" style:font-style-asian="normal" style:font-weight-asian="normal" style:font-name-complex="Nachlieli CLM" style:font-size-complex="16pt" style:font-style-complex="normal" style:font-weight-complex="normal"/>
    </style:style>
    <style:style style:name="T20" style:family="text">
      <style:text-properties fo:color="#000000" loext:opacity="100%" style:font-name="Monospace" fo:font-size="12pt" fo:font-style="normal" fo:font-weight="normal" officeooo:rsid="05d610ef" style:font-name-asian="Noto Sans CJK SC Regular" style:font-size-asian="12pt" style:font-style-asian="normal" style:font-weight-asian="normal" style:font-name-complex="Nachlieli CLM" style:font-size-complex="16pt" style:font-style-complex="normal" style:font-weight-complex="normal"/>
    </style:style>
    <style:style style:name="T21" style:family="text">
      <style:text-properties fo:color="#000000" loext:opacity="100%" style:font-name="Monospace" fo:font-size="12pt" fo:font-style="normal" fo:font-weight="normal" officeooo:rsid="05dcd111" style:font-name-asian="Noto Sans CJK SC Regular" style:font-size-asian="12pt" style:font-style-asian="normal" style:font-weight-asian="normal" style:font-name-complex="Nachlieli CLM" style:font-size-complex="16pt" style:font-style-complex="normal" style:font-weight-complex="normal"/>
    </style:style>
    <style:style style:name="T22" style:family="text">
      <style:text-properties fo:color="#000000" loext:opacity="100%" style:font-name="Monospace" fo:font-size="12pt" fo:font-style="normal" fo:font-weight="normal" officeooo:rsid="05e2672d" style:font-name-asian="Noto Sans CJK SC Regular" style:font-size-asian="12pt" style:font-style-asian="normal" style:font-weight-asian="normal" style:font-name-complex="Nachlieli CLM" style:font-size-complex="16pt" style:font-style-complex="normal" style:font-weight-complex="normal"/>
    </style:style>
    <style:style style:name="T23" style:family="text">
      <style:text-properties fo:color="#000000" loext:opacity="100%" style:font-name="Monospace" fo:font-size="12pt" fo:font-style="normal" fo:font-weight="normal" officeooo:rsid="05eb1d9f" style:font-name-asian="Noto Sans CJK SC Regular" style:font-size-asian="12pt" style:font-style-asian="normal" style:font-weight-asian="normal" style:font-name-complex="Nachlieli CLM" style:font-size-complex="16pt" style:font-style-complex="normal" style:font-weight-complex="normal"/>
    </style:style>
    <style:style style:name="T24" style:family="text">
      <style:text-properties fo:color="#000000" loext:opacity="100%" style:font-name="Monospace" fo:font-size="12pt" fo:font-style="normal" fo:font-weight="normal" officeooo:rsid="05efa249" style:font-name-asian="Noto Sans CJK SC Regular" style:font-size-asian="12pt" style:font-style-asian="normal" style:font-weight-asian="normal" style:font-name-complex="Nachlieli CLM" style:font-size-complex="16pt" style:font-style-complex="normal" style:font-weight-complex="normal"/>
    </style:style>
    <style:style style:name="T25" style:family="text">
      <style:text-properties officeooo:rsid="05b43595"/>
    </style:style>
    <style:style style:name="T26" style:family="text">
      <style:text-properties style:font-name="Monospace" style:font-size-asian="10.5pt" style:font-name-complex="David CLM1" style:font-weight-complex="normal"/>
    </style:style>
    <style:style style:name="T27" style:family="text">
      <style:text-properties style:font-name="Monospace" officeooo:rsid="05b43595" style:font-size-asian="10.5pt" style:font-name-complex="David CLM1" style:font-weight-complex="normal"/>
    </style:style>
    <style:style style:name="T28" style:family="text">
      <style:text-properties style:font-name="Monospace" officeooo:rsid="05b5e90d" style:font-size-asian="10.5pt" style:font-name-complex="David CLM1" style:font-weight-complex="normal"/>
    </style:style>
    <style:style style:name="T29" style:family="text">
      <style:text-properties style:font-name="Monospace" officeooo:rsid="05b88787" style:font-size-asian="10.5pt" style:font-name-complex="David CLM1" style:font-weight-complex="normal"/>
    </style:style>
    <style:style style:name="T30" style:family="text">
      <style:text-properties style:font-name="Monospace" officeooo:rsid="05c9cc92" style:font-size-asian="10.5pt" style:font-name-complex="David CLM1" style:font-weight-complex="normal"/>
    </style:style>
    <style:style style:name="T31" style:family="text">
      <style:text-properties style:font-name="Monospace" officeooo:rsid="05cb09ca" style:font-size-asian="10.5pt" style:font-name-complex="David CLM1" style:font-weight-complex="normal"/>
    </style:style>
    <style:style style:name="T32" style:family="text">
      <style:text-properties style:font-name="Monospace" officeooo:rsid="05cbe994" style:font-size-asian="10.5pt" style:font-name-complex="David CLM1" style:font-weight-complex="normal"/>
    </style:style>
    <style:style style:name="T33" style:family="text">
      <style:text-properties style:font-name="Monospace" officeooo:rsid="05ce8ca5" style:font-size-asian="10.5pt" style:font-name-complex="David CLM1" style:font-weight-complex="normal"/>
    </style:style>
    <style:style style:name="T34" style:family="text">
      <style:text-properties style:font-name="Monospace" officeooo:rsid="05ddc49b" style:font-size-asian="10.5pt" style:font-name-complex="David CLM1" style:font-weight-complex="normal"/>
    </style:style>
    <style:style style:name="T35" style:family="text">
      <style:text-properties style:font-name="Monospace" officeooo:rsid="05de1f54" style:font-size-asian="10.5pt" style:font-name-complex="David CLM1" style:font-weight-complex="normal"/>
    </style:style>
    <style:style style:name="T36" style:family="text">
      <style:text-properties style:font-name="Monospace" officeooo:rsid="05e014c5" style:font-size-asian="10.5pt" style:font-name-complex="David CLM1" style:font-weight-complex="normal"/>
    </style:style>
    <style:style style:name="T37" style:family="text">
      <style:text-properties style:font-name="Monospace" officeooo:rsid="05efa249" style:font-size-asian="10.5pt" style:font-name-complex="David CLM1" style:font-weight-complex="normal"/>
    </style:style>
    <style:style style:name="T38" style:family="text">
      <style:text-properties style:font-name="Monospace" officeooo:rsid="05f25ed6" style:font-size-asian="10.5pt" style:font-name-complex="David CLM1" style:font-weight-complex="normal"/>
    </style:style>
    <style:style style:name="T39" style:family="text">
      <style:text-properties style:font-name="Monospace" fo:language="en" fo:country="US" fo:font-style="italic" officeooo:rsid="05e3bfdc" style:font-size-asian="10.5pt" style:font-style-asian="italic" style:font-name-complex="David CLM1" style:font-style-complex="italic" style:font-weight-complex="normal"/>
    </style:style>
    <style:style style:name="T40" style:family="text">
      <style:text-properties style:font-name="Monospace" fo:language="en" fo:country="US" officeooo:rsid="05e3bfdc" style:font-size-asian="10.5pt" style:font-name-complex="David CLM1"/>
    </style:style>
    <style:style style:name="T41" style:family="text">
      <style:text-properties style:font-name="Monospace" fo:language="en" fo:country="US" fo:font-weight="normal" style:font-size-asian="10.5pt" style:font-weight-asian="normal" style:font-name-complex="David CLM1" style:font-weight-complex="normal"/>
    </style:style>
    <style:style style:name="T42" style:family="text">
      <style:text-properties style:font-name="Monospace" fo:language="en" fo:country="US" fo:font-weight="normal" officeooo:rsid="05eb1d9f" style:font-size-asian="10.5pt" style:font-weight-asian="normal" style:font-name-complex="David CLM1" style:font-weight-complex="normal"/>
    </style:style>
    <style:style style:name="T43" style:family="text">
      <style:text-properties style:font-name="Monospace" fo:language="en" fo:country="US" fo:font-weight="normal" officeooo:rsid="05eb77bb" style:font-size-asian="10.5pt" style:font-weight-asian="normal" style:font-name-complex="David CLM1" style:font-weight-complex="normal"/>
    </style:style>
    <style:style style:name="T44" style:family="text">
      <style:text-properties officeooo:rsid="05b55798"/>
    </style:style>
    <style:style style:name="T45" style:family="text">
      <style:text-properties officeooo:rsid="05b6b1a6"/>
    </style:style>
    <style:style style:name="T46" style:family="text">
      <style:text-properties officeooo:rsid="05c02d68"/>
    </style:style>
    <style:style style:name="T47" style:family="text">
      <style:text-properties officeooo:rsid="05cbe994"/>
    </style:style>
    <style:style style:name="T48" style:family="text">
      <style:text-properties officeooo:rsid="05cd8485"/>
    </style:style>
    <style:style style:name="T49" style:family="text">
      <style:text-properties officeooo:rsid="05ce8ca5"/>
    </style:style>
    <style:style style:name="T50" style:family="text">
      <style:text-properties officeooo:rsid="05d295a4"/>
    </style:style>
    <style:style style:name="T51" style:family="text">
      <style:text-properties officeooo:rsid="05da5a3f"/>
    </style:style>
    <style:style style:name="T52" style:family="text">
      <style:text-properties officeooo:rsid="05dcd111"/>
    </style:style>
    <style:style style:name="T53" style:family="text">
      <style:text-properties officeooo:rsid="05ddc49b"/>
    </style:style>
    <style:style style:name="T54" style:family="text">
      <style:text-properties officeooo:rsid="05e2672d"/>
    </style:style>
    <style:style style:name="T55" style:family="text">
      <style:text-properties fo:font-weight="bold" officeooo:rsid="05e2672d" style:font-weight-asian="bold" style:font-weight-complex="bold"/>
    </style:style>
    <style:style style:name="T56" style:family="text">
      <style:text-properties fo:language="en" fo:country="US"/>
    </style:style>
    <style:style style:name="T57" style:family="text">
      <style:text-properties fo:language="en" fo:country="US" officeooo:rsid="05e2672d"/>
    </style:style>
    <style:style style:name="T58" style:family="text">
      <style:text-properties fo:language="en" fo:country="US" officeooo:rsid="05e3bfdc"/>
    </style:style>
    <style:style style:name="T59" style:family="text">
      <style:text-properties fo:language="en" fo:country="US" officeooo:rsid="05e66877"/>
    </style:style>
    <style:style style:name="T60" style:family="text">
      <style:text-properties fo:language="en" fo:country="US" fo:font-weight="normal" officeooo:rsid="05eb1d9f" style:font-weight-asian="normal" style:font-weight-complex="normal"/>
    </style:style>
    <style:style style:name="T61" style:family="text">
      <style:text-properties officeooo:rsid="05eb1d9f"/>
    </style:style>
    <style:style style:name="T62" style:family="text">
      <style:text-properties officeooo:rsid="05eb77bb"/>
    </style:style>
    <style:style style:name="T63" style:family="text">
      <style:text-properties officeooo:rsid="0598c2f0"/>
    </style:style>
    <style:style style:name="T64" style:family="text">
      <style:text-properties officeooo:rsid="05b315b7"/>
    </style:style>
    <style:style style:name="T65" style:family="text">
      <style:text-properties officeooo:rsid="05a083c3"/>
    </style:style>
    <style:style style:name="T66" style:family="text">
      <style:text-properties officeooo:rsid="05aea357"/>
    </style:style>
    <style:style style:name="T67" style:family="text">
      <style:text-properties style:font-name-complex="David CLM"/>
    </style:style>
    <style:style style:name="T68" style:family="text">
      <style:text-properties officeooo:rsid="06f8e5ea" style:font-name-complex="David CLM"/>
    </style:style>
    <style:style style:name="T69" style:family="text">
      <style:text-properties style:text-position="0% 100%" officeooo:rsid="06e6f50b" style:font-name-complex="David CLM"/>
    </style:style>
    <style:style style:name="T70" style:family="text">
      <style:text-properties style:text-position="0% 100%" officeooo:rsid="056f4007" style:font-name-complex="David CLM"/>
    </style:style>
    <style:style style:name="T71" style:family="text">
      <style:text-properties officeooo:rsid="056ebe90"/>
    </style:style>
    <style:style style:name="T72" style:family="text">
      <style:text-properties officeooo:rsid="056f1a03"/>
    </style:style>
    <style:style style:name="T73" style:family="text">
      <style:text-properties officeooo:rsid="05efa249"/>
    </style:style>
    <style:style style:name="T74" style:family="text">
      <style:text-properties officeooo:rsid="05f25ed6"/>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text:span text:style-name="T1">מטלה</text:span> –<text:span text:style-name="T2"> אלגוריתמים למיקסום רווח</text:span></text:h>
      <text:p text:style-name="P6">יש לענות על שאלה אחת לבחירתכם. <text:span text:style-name="T50">שאלות המסומנות בכוכבית (*) מזכות בניקוד כפול.</text:span></text:p>
      <text:p text:style-name="P6"/>
      <text:p text:style-name="P23">* שאלה <text:span text:style-name="T52">1</text:span>: <text:span text:style-name="T22">התפלגות מעריכית</text:span></text:p>
      <text:p text:style-name="P39"><text:span text:style-name="T55">הגדרה</text:span><text:span text:style-name="T54">: </text:span><text:span text:style-name="T7">התפלגות מעריכית עם ממוצע </text:span><text:span text:style-name="T39">M</text:span><text:span text:style-name="T57"> מוגדרת על-ידי פונקציית ההתפלגות הבאה:</text:span></text:p>
      <text:p text:style-name="P53"><text:span text:style-name="T57">F(x) = 1 – exp(-x/</text:span><text:span text:style-name="T40">M</text:span><text:span text:style-name="T57">)</text:span></text:p>
      <text:p text:style-name="P44"><text:span text:style-name="T56">א. חשבו את פונקציית הערך הוירטואלי </text:span><text:span text:style-name="T58">של קונה עם התפלגות מעריכית עם ממוצע M.</text:span></text:p>
      <text:p text:style-name="P46"><text:span text:style-name="T58">ב. </text:span><text:span text:style-name="T56">נניח שמוכרים חפץ אחד לקונה אחד כנ"ל, במטרה למקסם רווח. מה יהיה מחיר הסף?</text:span></text:p>
      <text:p text:style-name="P46"><text:span text:style-name="T56">ג. מה תהיה תוחלת הרווח של המוכר </text:span><text:span text:style-name="T59">כשהוא משתמש במחיר הסף האופטימלי</text:span><text:span text:style-name="T56">?</text:span></text:p>
      <text:p text:style-name="P45"><text:span text:style-name="T59"/></text:p>
      <text:p text:style-name="P30">שאלה <text:span text:style-name="T61">2</text:span>: <text:span text:style-name="T23">מחיר הטעות</text:span></text:p>
      <text:p text:style-name="P47"><text:span text:style-name="T56">מוכרים חפץ אחד לקונה אחד שהערך שלו מתפלג אחיד בין 10 ל-30. כזכור, חישבנו בהרצאה את מחיר הסף האופטימלי למיקסום רווח (15) ואת תוחלת הרווח (11.25).</text:span></text:p>
      <text:p text:style-name="P40"><text:span text:style-name="T60">א. </text:span><text:span text:style-name="T42">נניח שהמוכר טועה וחושב שהערך של הקונה מתפלג אחיד בין 0 ל-40. </text:span><text:span text:style-name="T43">מה יהיה מחיר הסף, ומה תהיה תוחלת הרווח שלו?</text:span></text:p>
      <text:p text:style-name="P41"><text:span text:style-name="T43">ב. </text:span><text:span text:style-name="T42">נניח שהמוכר טועה וחושב שהערך של הקונה מתפלג אחיד בין </text:span><text:span text:style-name="T43">15</text:span><text:span text:style-name="T42"> ל-</text:span><text:span text:style-name="T43">25</text:span><text:span text:style-name="T42">. </text:span><text:span text:style-name="T43">מה יהיה מחיר הסף, ומה תהיה תוחלת הרווח שלו?</text:span></text:p>
      <text:p text:style-name="P48"><text:span text:style-name="T26"/></text:p>
      <text:p text:style-name="P31">שאלה <text:span text:style-name="T24">3</text:span>: <text:span text:style-name="T66">סקר שוק בשפת פייתון</text:span></text:p>
      <text:p text:style-name="P37">כפי שלמדנו בכיתה, מכרז <text:span text:style-name="T37">מאירסון</text:span> למיקסום רווח משתמש בפונקציית הערך הוירטואלי, והיא משתמשת בפונקציית התפלגות ההסתברות:</text:p>
      <text:p text:style-name="P33">F(x) <text:s/>= <text:s/>Prob[v &lt; x]</text:p>
      <text:p text:style-name="P55"><text:span text:style-name="T67">r(</text:span><text:span text:style-name="T68">x</text:span><text:span text:style-name="T67">) = </text:span><text:span text:style-name="T68">x - [1-</text:span><text:span text:style-name="T69">F(x)</text:span><text:span text:style-name="T68">]/</text:span><text:span text:style-name="T69">F</text:span><text:span text:style-name="T70">'</text:span><text:span text:style-name="T69">(x)</text:span></text:p>
      <text:p text:style-name="P37">ברוב המקרים, הפונקציה F אינה ידועה, ואנחנו צריכים לחשב אותה בקירוב מתוך נתונים סטטיסטיים.</text:p>
      <text:p text:style-name="P37">כיתבו מחלקה לחישוב פונקציה זו. <text:span text:style-name="T71">במחלקה יהיו לפחות שלוש שיטות:</text:span></text:p>
      <text:list xml:id="list945983978" text:style-name="L3">
        <text:list-item>
          <text:p text:style-name="P34"><text:span text:style-name="T71">איתחול (בנאי) - מקבל </text:span>וקטור של <text:span text:style-name="T71">ערכים (שנאספו </text:span>בסקרי<text:span text:style-name="T71">-שוק)</text:span>.</text:p>
        </text:list-item>
        <text:list-item>
          <text:p text:style-name="P34"><text:span text:style-name="T72">F - <text:s/></text:span>מקבלת ערך x, ומחזירה את ההסתברות האמפירית שהערך יהיה קטן מ-x. <text:span text:style-name="T5">שימו לב</text:span> - הפונקציה F תמיד מחזירה ערך בין 0 ל-1.</text:p>
        </text:list-item>
        <text:list-item>
          <text:p text:style-name="P35">r - מקבלת ערך x, ומחזירה את הערך הוירטואלי המתאים.</text:p>
        </text:list-item>
      </text:list>
      <text:p text:style-name="P36"><text:soft-page-break/>הוסיפו שיטות נוספות לפי הצורך.</text:p>
      <text:p text:style-name="P56"/>
      <text:p text:style-name="P52">class Distribution:</text:p>
      <text:p text:style-name="P52"><text:tab/><text:span text:style-name="T63">def __init__</text:span>(<text:span text:style-name="T63">self, </text:span>values: <text:span text:style-name="T63">List[int]</text:span>): ...</text:p>
      <text:p text:style-name="P52"><text:tab/><text:span text:style-name="T63">def </text:span>F(<text:span text:style-name="T64">self, </text:span>x:<text:span text:style-name="T63">int</text:span>) →<text:span text:style-name="T63"> float: ...</text:span></text:p>
      <text:p text:style-name="P54"><text:tab/><text:span text:style-name="T63">def </text:span>r(<text:span text:style-name="T64">self, </text:span>x:int) →<text:span text:style-name="T63"> float: …</text:span></text:p>
      <text:p text:style-name="Heading_20_2"/>
      <text:p text:style-name="Heading_20_2">שאלה<text:span text:style-name="T3"> </text:span><text:span text:style-name="T20">4</text:span>: <text:span text:style-name="T4">מכרז אופטימלי לקנייה</text:span></text:p>
      <text:p text:style-name="P4">אתם מנהלים את מחלקת הרכש ברכבת ישראל. <text:span text:style-name="T9">קיבלתם הוראה לקנות קרון חדש במחיר נמוך ככל האפשר. יש כמה חברות המייצרות קרונות, לכל חברה יש עלוּת אחרת לייצור קרון. אתם לא יודעים את העלויות של החברות השונות, אבל מתוך נתונים סטטיסטיים שאספתם, אתם יודעים שעלות-הייצור מתפלגת לפי פונקציה F (התפלגות זהה עבור כל החברות).</text:span></text:p>
      <text:p text:style-name="P3"><text:span text:style-name="T8">הנהלת הרכבת מעריכה, שה</text:span>תועלת <text:span text:style-name="T10">שתפיק מהקרון </text:span>היא <text:span text:style-name="T8">U (מספר ידוע - נניח מיליארד ש"ח).</text:span></text:p>
      <text:p text:style-name="P38"><text:span text:style-name="T9">תארו </text:span><text:span text:style-name="T38">מכרז מגלה-אמת</text:span><text:span text:style-name="T9"> לקניית קרון, שבו תוחלת התועלת של רכבת-ישראל תהיה מקסימלית.</text:span></text:p>
      <text:p text:style-name="P8"/>
      <text:p text:style-name="P15"><text:span text:style-name="T16">שאלה </text:span><text:span text:style-name="T18">5</text:span><text:span text:style-name="T16">: </text:span><text:span text:style-name="T14">מציאת מסלול רווחי ביותר</text:span></text:p>
      <text:p text:style-name="P9">נתון גרף קשיר לא מכוון <text:span text:style-name="T15">עם משקלים על הקשתות. </text:span>אנחנו רוצים למצוא מסלול בין <text:span text:style-name="T15">שני צמתים נתונים (בין </text:span>צומת א לצומת ב<text:span text:style-name="T15">). כל קשת בגרף שייכת לאדם מסויים, שמאד רוצה שנעבור דרכו. הערך של כל קשת (כמה בעל-הקשת מרויח כשאנחנו עוברים דרכו) הוא מידע פרטי של בעל-הקשת. כל הערכים מתפלגים אחיד בין 10 ל-30. תארו מכרז הממקסם את </text:span><text:span text:style-name="T6">תוחלת הרווח </text:span><text:span text:style-name="T15">שלנו; הדגימו על גרף </text:span><text:span text:style-name="T46">מלא </text:span><text:span text:style-name="T15">עם 4 צמתים </text:span><text:span text:style-name="T46">ו-6 קשתות.</text:span></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Nachlieli CLM2" svg:font-family="'Nachlieli CLM'"/>
    <style:font-face style:name="Monospace1" svg:font-family="Monospace"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OpenSymbol1"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1"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1"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226" style:display-name="ListLabel 226" style:family="text">
      <style:text-properties style:font-name-complex="OpenSymbol2" style:font-family-complex="OpenSymbol" style:font-family-generic-complex="system" style:font-pitch-complex="variable"/>
    </style:style>
    <style:style style:name="ListLabel_20_227" style:display-name="ListLabel 227" style:family="text">
      <style:text-properties style:font-name-complex="OpenSymbol2" style:font-family-complex="OpenSymbol" style:font-family-generic-complex="system" style:font-pitch-complex="variable"/>
    </style:style>
    <style:style style:name="ListLabel_20_228" style:display-name="ListLabel 228" style:family="text">
      <style:text-properties style:font-name-complex="OpenSymbol2" style:font-family-complex="OpenSymbol" style:font-family-generic-complex="system" style:font-pitch-complex="variable"/>
    </style:style>
    <style:style style:name="ListLabel_20_229" style:display-name="ListLabel 229" style:family="text">
      <style:text-properties style:font-name-complex="OpenSymbol2" style:font-family-complex="OpenSymbol" style:font-family-generic-complex="system" style:font-pitch-complex="variable"/>
    </style:style>
    <style:style style:name="ListLabel_20_230" style:display-name="ListLabel 230" style:family="text">
      <style:text-properties style:font-name-complex="OpenSymbol2" style:font-family-complex="OpenSymbol" style:font-family-generic-complex="system" style:font-pitch-complex="variable"/>
    </style:style>
    <style:style style:name="ListLabel_20_231" style:display-name="ListLabel 231" style:family="text">
      <style:text-properties style:font-name-complex="OpenSymbol2" style:font-family-complex="OpenSymbol" style:font-family-generic-complex="system" style:font-pitch-complex="variable"/>
    </style:style>
    <style:style style:name="ListLabel_20_232" style:display-name="ListLabel 232" style:family="text">
      <style:text-properties style:font-name-complex="OpenSymbol2" style:font-family-complex="OpenSymbol" style:font-family-generic-complex="system" style:font-pitch-complex="variable"/>
    </style:style>
    <style:style style:name="ListLabel_20_233" style:display-name="ListLabel 233" style:family="text">
      <style:text-properties style:font-name-complex="OpenSymbol2" style:font-family-complex="OpenSymbol" style:font-family-generic-complex="system" style:font-pitch-complex="variable"/>
    </style:style>
    <style:style style:name="ListLabel_20_234" style:display-name="ListLabel 234"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ListLabel_20_226"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27"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228"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229"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230"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231"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232"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233"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234"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1-12-01T15:49:23.761000000</dc:date>
    <meta:editing-duration>P10DT16H7M30S</meta:editing-duration>
    <meta:editing-cycles>1360</meta:editing-cycles>
    <meta:document-statistic meta:table-count="0" meta:image-count="0" meta:object-count="0" meta:page-count="2" meta:paragraph-count="34" meta:word-count="445" meta:character-count="2424" meta:non-whitespace-character-count="2008"/>
  </office:meta>
</office:document-meta>
</file>